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Circle_20_unfilled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902cm" svg:x1="3.637cm" svg:y1="14.798cm" svg:x2="0.71cm" svg:y2="12.271cm" draw:start-shape="id1" draw:start-glue-point="11" draw:end-shape="id2" draw:end-glue-point="3" svg:d="m3637 14798v-2221h-2927v-306" svg:viewBox="0 0 2928 2528">
          <text:p/>
        </draw:connector>
        <draw:custom-shape draw:style-name="gr2" draw:text-style-name="P1" draw:layer="layout" svg:width="2.54cm" svg:height="2.54cm" svg:x="4.25cm" svg:y="0.283cm">
          <text:p text:style-name="P1">RGB</text:p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4cm" svg:height="2.54cm" svg:x="1.24cm" svg:y="6.05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4.25cm" svg:y="6.046cm">
          <text:p text:style-name="P1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4cm" svg:height="2.54cm" svg:x="7.336cm" svg:y="6.05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3.051cm" svg:y="6.049cm">
          <text:p text:style-name="P1">Edges</text:p>
          <draw:enhanced-geometry svg:viewBox="0 0 21600 21600" draw:type="rectangle" draw:enhanced-path="M 0 0 L 21600 0 21600 21600 0 21600 0 0 Z N"/>
        </draw:custom-shape>
        <draw:connector draw:style-name="gr3" draw:text-style-name="P1" xml:id="id5" draw:id="id5" draw:layer="layout" svg:x1="2.007cm" svg:y1="7.932cm" svg:x2="1.499cm" svg:y2="13.233cm" svg:d="m2007 7932v2651h-508v2650" svg:viewBox="0 0 509 5302">
          <text:p/>
        </draw:connector>
        <draw:connector draw:style-name="gr3" draw:text-style-name="P1" xml:id="id6" draw:id="id6" draw:layer="layout" svg:x1="2.457cm" svg:y1="7.905cm" svg:x2="3.328cm" svg:y2="13.038cm" svg:d="m2457 7905v2567h871v2566" svg:viewBox="0 0 872 5134">
          <text:p/>
        </draw:connector>
        <draw:connector draw:style-name="gr3" draw:text-style-name="P1" xml:id="id8" draw:id="id8" draw:layer="layout" svg:x1="3.145cm" svg:y1="7.138cm" svg:x2="3.912cm" svg:y2="12.826cm" svg:d="m3145 7138v2844h767v2844" svg:viewBox="0 0 768 5689">
          <text:p/>
        </draw:connector>
        <draw:custom-shape draw:style-name="gr2" draw:text-style-name="P1" xml:id="id3" draw:id="id3" draw:layer="layout" svg:width="0.762cm" svg:height="0.762cm" svg:x="0.289cm" svg:y="14.687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0.902cm" svg:x1="0.4cm" svg:y1="14.798cm" svg:x2="0.71cm" svg:y2="12.271cm" draw:start-shape="id3" draw:start-glue-point="5" draw:end-shape="id2" draw:end-glue-point="3" svg:d="m400 14798v-2221h310v-306" svg:viewBox="0 0 311 2528">
          <text:p/>
        </draw:connector>
        <draw:custom-shape draw:style-name="gr2" draw:text-style-name="P1" xml:id="id4" draw:id="id4" draw:layer="layout" svg:width="0.762cm" svg:height="0.762cm" svg:x="1.188cm" svg:y="14.687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762cm" svg:height="0.762cm" svg:x="2.087cm" svg:y="14.687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762cm" svg:height="0.762cm" svg:x="2.986cm" svg:y="14.687cm">
          <text:p text:style-name="P1">&gt;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1.299cm" svg:y1="14.798cm" svg:x2="1.499cm" svg:y2="13.233cm" draw:start-shape="id4" draw:start-glue-point="5" draw:end-shape="id5" draw:end-glue-point="3" svg:d="m1299 14798v-838h200v-727" svg:viewBox="0 0 201 1566">
          <text:p/>
        </draw:connector>
        <draw:connector draw:style-name="gr4" draw:text-style-name="P1" draw:layer="layout" draw:line-skew="-0.396cm" svg:x1="1.839cm" svg:y1="14.798cm" svg:x2="3.328cm" svg:y2="13.038cm" draw:start-shape="id4" draw:start-glue-point="11" draw:end-shape="id6" draw:end-glue-point="3" svg:d="m1839 14798v-1332h1489v-428" svg:viewBox="0 0 1490 1761">
          <text:p/>
        </draw:connector>
        <draw:connector draw:style-name="gr4" draw:text-style-name="P1" draw:layer="layout" draw:line-skew="-0.396cm" svg:x1="2.198cm" svg:y1="14.798cm" svg:x2="3.328cm" svg:y2="13.038cm" draw:start-shape="id7" draw:start-glue-point="5" draw:end-shape="id6" draw:end-glue-point="3" svg:d="m2198 14798v-1332h1130v-428" svg:viewBox="0 0 1131 1761">
          <text:p/>
        </draw:connector>
        <draw:connector draw:style-name="gr4" draw:text-style-name="P1" draw:layer="layout" svg:x1="3.097cm" svg:y1="14.798cm" svg:x2="3.912cm" svg:y2="12.826cm" draw:start-shape="id1" draw:start-glue-point="5" draw:end-shape="id8" draw:end-glue-point="3" svg:d="m3097 14798v-1042h815v-930" svg:viewBox="0 0 816 1973">
          <text:p/>
        </draw:connector>
        <draw:connector draw:style-name="gr1" draw:text-style-name="P1" draw:layer="layout" draw:line-skew="-0.259cm" svg:x1="7.737cm" svg:y1="14.797cm" svg:x2="4.821cm" svg:y2="12.765cm" draw:start-shape="id9" draw:start-glue-point="11" draw:end-shape="id10" draw:end-glue-point="3" svg:d="m7737 14797v-1331h-2916v-701" svg:viewBox="0 0 2917 2033">
          <text:p/>
        </draw:connector>
        <draw:connector draw:style-name="gr3" draw:text-style-name="P1" xml:id="id10" draw:id="id10" draw:layer="layout" svg:x1="4.468cm" svg:y1="7.773cm" svg:x2="4.821cm" svg:y2="12.765cm" svg:d="m4468 7773v2496h353v2496" svg:viewBox="0 0 354 4993">
          <text:p/>
        </draw:connector>
        <draw:connector draw:style-name="gr3" draw:text-style-name="P1" xml:id="id12" draw:id="id12" draw:layer="layout" svg:x1="5.182cm" svg:y1="6.582cm" svg:x2="5.599cm" svg:y2="13.232cm" svg:d="m5182 6582v3325h417v3325" svg:viewBox="0 0 418 6651">
          <text:p/>
        </draw:connector>
        <draw:connector draw:style-name="gr3" draw:text-style-name="P1" xml:id="id14" draw:id="id14" draw:layer="layout" svg:x1="5.976cm" svg:y1="7.402cm" svg:x2="7.428cm" svg:y2="13.037cm" svg:d="m5976 7402v2818h1452v2817" svg:viewBox="0 0 1453 5636">
          <text:p/>
        </draw:connector>
        <draw:connector draw:style-name="gr3" draw:text-style-name="P1" xml:id="id16" draw:id="id16" draw:layer="layout" svg:x1="6.399cm" svg:y1="6.609cm" svg:x2="7.856cm" svg:y2="12.959cm" svg:d="m6399 6609v3175h1457v3175" svg:viewBox="0 0 1458 6351">
          <text:p/>
        </draw:connector>
        <draw:custom-shape draw:style-name="gr2" draw:text-style-name="P1" xml:id="id11" draw:id="id11" draw:layer="layout" svg:width="0.762cm" svg:height="0.762cm" svg:x="4.389cm" svg:y="14.686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5cm" svg:y1="14.797cm" svg:x2="4.821cm" svg:y2="12.765cm" draw:start-shape="id11" draw:start-glue-point="5" draw:end-shape="id10" draw:end-glue-point="3" svg:d="m4500 14797v-1072h321v-960" svg:viewBox="0 0 322 2033">
          <text:p/>
        </draw:connector>
        <draw:connector draw:style-name="gr4" draw:text-style-name="P1" draw:layer="layout" svg:x1="5.04cm" svg:y1="14.797cm" svg:x2="5.599cm" svg:y2="13.232cm" draw:start-shape="id11" draw:start-glue-point="11" draw:end-shape="id12" draw:end-glue-point="3" svg:d="m5040 14797v-838h559v-727" svg:viewBox="0 0 560 1566">
          <text:p/>
        </draw:connector>
        <draw:custom-shape draw:style-name="gr2" draw:text-style-name="P1" xml:id="id13" draw:id="id13" draw:layer="layout" svg:width="0.762cm" svg:height="0.762cm" svg:x="5.288cm" svg:y="14.686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762cm" svg:height="0.762cm" svg:x="6.187cm" svg:y="14.686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762cm" svg:height="0.762cm" svg:x="7.086cm" svg:y="14.686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399cm" svg:y1="14.797cm" svg:x2="5.599cm" svg:y2="13.232cm" draw:start-shape="id13" draw:start-glue-point="5" draw:end-shape="id12" draw:end-glue-point="3" svg:d="m5399 14797v-838h200v-727" svg:viewBox="0 0 201 1566">
          <text:p/>
        </draw:connector>
        <draw:connector draw:style-name="gr4" draw:text-style-name="P1" draw:layer="layout" svg:x1="5.939cm" svg:y1="14.797cm" svg:x2="7.428cm" svg:y2="13.037cm" draw:start-shape="id13" draw:start-glue-point="11" draw:end-shape="id14" draw:end-glue-point="3" svg:d="m5939 14797v-936h1489v-824" svg:viewBox="0 0 1490 1761">
          <text:p/>
        </draw:connector>
        <draw:connector draw:style-name="gr4" draw:text-style-name="P1" draw:layer="layout" svg:x1="6.298cm" svg:y1="14.797cm" svg:x2="7.428cm" svg:y2="13.037cm" draw:start-shape="id15" draw:start-glue-point="5" draw:end-shape="id14" draw:end-glue-point="3" svg:d="m6298 14797v-936h1130v-824" svg:viewBox="0 0 1131 1761">
          <text:p/>
        </draw:connector>
        <draw:connector draw:style-name="gr4" draw:text-style-name="P1" draw:layer="layout" draw:line-skew="0.266cm" svg:x1="6.838cm" svg:y1="14.797cm" svg:x2="7.856cm" svg:y2="12.959cm" draw:start-shape="id15" draw:start-glue-point="11" draw:end-shape="id16" draw:end-glue-point="3" svg:d="m6838 14797v-709h1018v-1129" svg:viewBox="0 0 1019 1839">
          <text:p/>
        </draw:connector>
        <draw:connector draw:style-name="gr4" draw:text-style-name="P1" draw:layer="layout" draw:line-skew="0.266cm" svg:x1="7.197cm" svg:y1="14.797cm" svg:x2="7.856cm" svg:y2="12.959cm" draw:start-shape="id9" draw:start-glue-point="5" draw:end-shape="id16" draw:end-glue-point="3" svg:d="m7197 14797v-709h659v-1129" svg:viewBox="0 0 660 1839">
          <text:p/>
        </draw:connector>
        <draw:connector draw:style-name="gr1" draw:text-style-name="P1" draw:layer="layout" draw:line-skew="-0.258cm" svg:x1="11.937cm" svg:y1="14.796cm" svg:x2="9.021cm" svg:y2="12.764cm" draw:start-shape="id17" draw:start-glue-point="11" draw:end-shape="id18" draw:end-glue-point="3" svg:d="m11937 14796v-1330h-2916v-702" svg:viewBox="0 0 2917 2033">
          <text:p/>
        </draw:connector>
        <draw:connector draw:style-name="gr3" draw:text-style-name="P1" xml:id="id18" draw:id="id18" draw:layer="layout" svg:x1="7.51cm" svg:y1="6.265cm" svg:x2="9.021cm" svg:y2="12.764cm" svg:d="m7510 6265v3250h1511v3249" svg:viewBox="0 0 1512 6500">
          <text:p/>
        </draw:connector>
        <draw:connector draw:style-name="gr3" draw:text-style-name="P1" xml:id="id20" draw:id="id20" draw:layer="layout" draw:line-skew="-1.148cm" svg:x1="7.986cm" svg:y1="7.614cm" svg:x2="9.799cm" svg:y2="13.231cm" svg:d="m7986 7614v1661h1813v3956" svg:viewBox="0 0 1814 5618">
          <text:p/>
        </draw:connector>
        <draw:connector draw:style-name="gr3" draw:text-style-name="P1" xml:id="id22" draw:id="id22" draw:layer="layout" draw:line-skew="-0.656cm" svg:x1="8.992cm" svg:y1="6.318cm" svg:x2="11.628cm" svg:y2="13.036cm" svg:d="m8992 6318v2703h2636v4015" svg:viewBox="0 0 2637 6719">
          <text:p/>
        </draw:connector>
        <draw:connector draw:style-name="gr3" draw:text-style-name="P1" xml:id="id24" draw:id="id24" draw:layer="layout" draw:line-skew="-1.572cm" svg:x1="9.415cm" svg:y1="7.72cm" svg:x2="12.056cm" svg:y2="12.958cm" svg:d="m9415 7720v1047h2641v4191" svg:viewBox="0 0 2642 5239">
          <text:p/>
        </draw:connector>
        <draw:custom-shape draw:style-name="gr2" draw:text-style-name="P1" xml:id="id19" draw:id="id19" draw:layer="layout" svg:width="0.762cm" svg:height="0.762cm" svg:x="8.589cm" svg:y="14.685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.7cm" svg:y1="14.796cm" svg:x2="9.021cm" svg:y2="12.764cm" draw:start-shape="id19" draw:start-glue-point="5" draw:end-shape="id18" draw:end-glue-point="3" svg:d="m8700 14796v-1072h321v-960" svg:viewBox="0 0 322 2033">
          <text:p/>
        </draw:connector>
        <draw:connector draw:style-name="gr4" draw:text-style-name="P1" draw:layer="layout" svg:x1="9.24cm" svg:y1="14.796cm" svg:x2="9.799cm" svg:y2="13.231cm" draw:start-shape="id19" draw:start-glue-point="11" draw:end-shape="id20" draw:end-glue-point="3" svg:d="m9240 14796v-838h559v-727" svg:viewBox="0 0 560 1566">
          <text:p/>
        </draw:connector>
        <draw:custom-shape draw:style-name="gr2" draw:text-style-name="P1" xml:id="id21" draw:id="id21" draw:layer="layout" svg:width="0.762cm" svg:height="0.762cm" svg:x="9.488cm" svg:y="14.685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0.762cm" svg:height="0.762cm" svg:x="10.387cm" svg:y="14.685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762cm" svg:height="0.762cm" svg:x="11.286cm" svg:y="14.685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599cm" svg:y1="14.796cm" svg:x2="9.799cm" svg:y2="13.231cm" draw:start-shape="id21" draw:start-glue-point="5" draw:end-shape="id20" draw:end-glue-point="3" svg:d="m9599 14796v-838h200v-727" svg:viewBox="0 0 201 1566">
          <text:p/>
        </draw:connector>
        <draw:connector draw:style-name="gr4" draw:text-style-name="P1" draw:layer="layout" svg:x1="10.139cm" svg:y1="14.796cm" svg:x2="11.628cm" svg:y2="13.036cm" draw:start-shape="id21" draw:start-glue-point="11" draw:end-shape="id22" draw:end-glue-point="3" svg:d="m10139 14796v-936h1489v-824" svg:viewBox="0 0 1490 1761">
          <text:p/>
        </draw:connector>
        <draw:connector draw:style-name="gr4" draw:text-style-name="P1" draw:layer="layout" svg:x1="10.498cm" svg:y1="14.796cm" svg:x2="11.628cm" svg:y2="13.036cm" draw:start-shape="id23" draw:start-glue-point="5" draw:end-shape="id22" draw:end-glue-point="3" svg:d="m10498 14796v-936h1130v-824" svg:viewBox="0 0 1131 1761">
          <text:p/>
        </draw:connector>
        <draw:connector draw:style-name="gr4" draw:text-style-name="P1" draw:layer="layout" draw:line-skew="0.266cm" svg:x1="11.038cm" svg:y1="14.796cm" svg:x2="12.056cm" svg:y2="12.958cm" draw:start-shape="id23" draw:start-glue-point="11" draw:end-shape="id24" draw:end-glue-point="3" svg:d="m11038 14796v-709h1018v-1129" svg:viewBox="0 0 1019 1839">
          <text:p/>
        </draw:connector>
        <draw:connector draw:style-name="gr4" draw:text-style-name="P1" draw:layer="layout" draw:line-skew="0.266cm" svg:x1="11.397cm" svg:y1="14.796cm" svg:x2="12.056cm" svg:y2="12.958cm" draw:start-shape="id17" draw:start-glue-point="5" draw:end-shape="id24" draw:end-glue-point="3" svg:d="m11397 14796v-709h659v-1129" svg:viewBox="0 0 660 1839">
          <text:p/>
        </draw:connector>
        <draw:connector draw:style-name="gr1" draw:text-style-name="P1" draw:layer="layout" draw:line-skew="-0.257cm" svg:x1="16.037cm" svg:y1="14.795cm" svg:x2="13.121cm" svg:y2="12.763cm" draw:start-shape="id25" draw:start-glue-point="11" draw:end-shape="id26" draw:end-glue-point="3" svg:d="m16037 14795v-1329h-2916v-703" svg:viewBox="0 0 2917 2033">
          <text:p/>
        </draw:connector>
        <draw:connector draw:style-name="gr3" draw:text-style-name="P1" xml:id="id26" draw:id="id26" draw:layer="layout" svg:x1="13.304cm" svg:y1="6.555cm" svg:x2="13.121cm" svg:y2="12.763cm" svg:d="m13304 6555v3104h-183v3104" svg:viewBox="0 0 184 6209">
          <text:p/>
        </draw:connector>
        <draw:connector draw:style-name="gr3" draw:text-style-name="P1" xml:id="id28" draw:id="id28" draw:layer="layout" svg:x1="13.648cm" svg:y1="8.196cm" svg:x2="13.899cm" svg:y2="13.23cm" svg:d="m13648 8196v2517h251v2517" svg:viewBox="0 0 252 5035">
          <text:p/>
        </draw:connector>
        <draw:connector draw:style-name="gr3" draw:text-style-name="P1" xml:id="id30" draw:id="id30" draw:layer="layout" svg:x1="14.601cm" svg:y1="7.931cm" svg:x2="15.728cm" svg:y2="13.035cm" svg:d="m14601 7931v2552h1127v2552" svg:viewBox="0 0 1128 5105">
          <text:p/>
        </draw:connector>
        <draw:connector draw:style-name="gr3" draw:text-style-name="P1" xml:id="id32" draw:id="id32" draw:layer="layout" svg:x1="15.368cm" svg:y1="6.344cm" svg:x2="16.156cm" svg:y2="12.957cm" svg:d="m15368 6344v3307h788v3306" svg:viewBox="0 0 789 6614">
          <text:p/>
        </draw:connector>
        <draw:custom-shape draw:style-name="gr2" draw:text-style-name="P1" xml:id="id27" draw:id="id27" draw:layer="layout" svg:width="0.762cm" svg:height="0.762cm" svg:x="12.689cm" svg:y="14.684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8cm" svg:y1="14.795cm" svg:x2="13.121cm" svg:y2="12.763cm" draw:start-shape="id27" draw:start-glue-point="5" draw:end-shape="id26" draw:end-glue-point="3" svg:d="m12800 14795v-1072h321v-960" svg:viewBox="0 0 322 2033">
          <text:p/>
        </draw:connector>
        <draw:connector draw:style-name="gr4" draw:text-style-name="P1" draw:layer="layout" svg:x1="13.34cm" svg:y1="14.795cm" svg:x2="13.899cm" svg:y2="13.23cm" draw:start-shape="id27" draw:start-glue-point="11" draw:end-shape="id28" draw:end-glue-point="3" svg:d="m13340 14795v-838h559v-727" svg:viewBox="0 0 560 1566">
          <text:p/>
        </draw:connector>
        <draw:custom-shape draw:style-name="gr2" draw:text-style-name="P1" xml:id="id29" draw:id="id29" draw:layer="layout" svg:width="0.762cm" svg:height="0.762cm" svg:x="13.588cm" svg:y="14.684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" draw:id="id31" draw:layer="layout" svg:width="0.762cm" svg:height="0.762cm" svg:x="14.487cm" svg:y="14.684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" draw:id="id25" draw:layer="layout" svg:width="0.762cm" svg:height="0.762cm" svg:x="15.386cm" svg:y="14.684cm">
          <text:p text:style-name="P1">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3.699cm" svg:y1="14.795cm" svg:x2="13.899cm" svg:y2="13.23cm" draw:start-shape="id29" draw:start-glue-point="5" draw:end-shape="id28" draw:end-glue-point="3" svg:d="m13699 14795v-838h200v-727" svg:viewBox="0 0 201 1566">
          <text:p/>
        </draw:connector>
        <draw:connector draw:style-name="gr4" draw:text-style-name="P1" draw:layer="layout" svg:x1="14.239cm" svg:y1="14.795cm" svg:x2="15.728cm" svg:y2="13.035cm" draw:start-shape="id29" draw:start-glue-point="11" draw:end-shape="id30" draw:end-glue-point="3" svg:d="m14239 14795v-936h1489v-824" svg:viewBox="0 0 1490 1761">
          <text:p/>
        </draw:connector>
        <draw:connector draw:style-name="gr4" draw:text-style-name="P1" draw:layer="layout" svg:x1="14.598cm" svg:y1="14.795cm" svg:x2="15.728cm" svg:y2="13.035cm" draw:start-shape="id31" draw:start-glue-point="5" draw:end-shape="id30" draw:end-glue-point="3" svg:d="m14598 14795v-936h1130v-824" svg:viewBox="0 0 1131 1761">
          <text:p/>
        </draw:connector>
        <draw:connector draw:style-name="gr4" draw:text-style-name="P1" draw:layer="layout" draw:line-skew="0.266cm" svg:x1="15.138cm" svg:y1="14.795cm" svg:x2="16.156cm" svg:y2="12.957cm" draw:start-shape="id31" draw:start-glue-point="11" draw:end-shape="id32" draw:end-glue-point="3" svg:d="m15138 14795v-709h1018v-1129" svg:viewBox="0 0 1019 1839">
          <text:p/>
        </draw:connector>
        <draw:connector draw:style-name="gr4" draw:text-style-name="P1" draw:layer="layout" draw:line-skew="0.266cm" svg:x1="15.497cm" svg:y1="14.795cm" svg:x2="16.156cm" svg:y2="12.957cm" draw:start-shape="id25" draw:start-glue-point="5" draw:end-shape="id32" draw:end-glue-point="3" svg:d="m15497 14795v-709h659v-1129" svg:viewBox="0 0 660 1839">
          <text:p/>
        </draw:connector>
        <draw:g>
          <draw:custom-shape draw:style-name="gr2" draw:text-style-name="P1" xml:id="id33" draw:id="id33" draw:layer="layout" svg:width="1cm" svg:height="1.27cm" svg:x="0.308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34" draw:id="id34" draw:layer="layout" svg:width="1cm" svg:height="1.27cm" svg:x="1.308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35" draw:id="id35" draw:layer="layout" svg:width="1.001cm" svg:height="1.27cm" svg:x="2.308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36" draw:id="id36" draw:layer="layout" svg:width="1cm" svg:height="1.27cm" svg:x="3.309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37" draw:id="id37" draw:layer="layout" svg:width="0.999cm" svg:height="1.27cm" svg:x="4.309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38" draw:id="id38" draw:layer="layout" svg:width="1.001cm" svg:height="1.27cm" svg:x="5.308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39" draw:id="id39" draw:layer="layout" svg:width="1cm" svg:height="1.27cm" svg:x="6.309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0" draw:id="id40" draw:layer="layout" svg:width="1cm" svg:height="1.27cm" svg:x="7.309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1" draw:id="id41" draw:layer="layout" svg:width="1cm" svg:height="1.27cm" svg:x="8.309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2" draw:id="id42" draw:layer="layout" svg:width="1cm" svg:height="1.27cm" svg:x="9.309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3" draw:id="id43" draw:layer="layout" svg:width="1.001cm" svg:height="1.27cm" svg:x="10.309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4" draw:id="id44" draw:layer="layout" svg:width="1cm" svg:height="1.27cm" svg:x="11.31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5" draw:id="id45" draw:layer="layout" svg:width="0.999cm" svg:height="1.27cm" svg:x="12.31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6" draw:id="id46" draw:layer="layout" svg:width="1.001cm" svg:height="1.27cm" svg:x="13.309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7" draw:id="id47" draw:layer="layout" svg:width="1cm" svg:height="1.27cm" svg:x="14.31cm" svg:y="17.586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8" draw:id="id48" draw:layer="layout" svg:width="1cm" svg:height="1.27cm" svg:x="15.31cm" svg:y="17.586cm">
            <text:p text:style-name="P1">b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svg:x1="0.808cm" svg:y1="17.586cm" svg:x2="0.67cm" svg:y2="15.449cm" draw:start-shape="id33" draw:start-glue-point="0" draw:end-shape="id3" draw:end-glue-point="8" svg:d="m808 17586v-1068h-138v-1069" svg:viewBox="0 0 139 2138">
          <text:p/>
        </draw:connector>
        <draw:connector draw:style-name="gr4" draw:text-style-name="P1" draw:layer="layout" svg:x1="1.808cm" svg:y1="17.586cm" svg:x2="1.569cm" svg:y2="15.449cm" draw:start-shape="id34" draw:start-glue-point="0" draw:end-shape="id4" draw:end-glue-point="8" svg:d="m1808 17586v-1068h-239v-1069" svg:viewBox="0 0 240 2138">
          <text:p/>
        </draw:connector>
        <draw:connector draw:style-name="gr4" draw:text-style-name="P1" draw:layer="layout" draw:line-skew="-0.229cm" svg:x1="2.808cm" svg:y1="17.586cm" svg:x2="2.468cm" svg:y2="15.449cm" draw:start-shape="id35" draw:start-glue-point="0" draw:end-shape="id7" draw:end-glue-point="8" svg:d="m2808 17586v-1297h-340v-840" svg:viewBox="0 0 341 2138">
          <text:p/>
        </draw:connector>
        <draw:connector draw:style-name="gr4" draw:text-style-name="P1" draw:layer="layout" svg:x1="3.809cm" svg:y1="17.586cm" svg:x2="3.367cm" svg:y2="15.449cm" draw:start-shape="id36" draw:start-glue-point="0" draw:end-shape="id1" draw:end-glue-point="8" svg:d="m3809 17586v-1068h-442v-1069" svg:viewBox="0 0 443 2138">
          <text:p/>
        </draw:connector>
        <draw:connector draw:style-name="gr4" draw:text-style-name="P1" draw:layer="layout" draw:line-skew="0.171cm" svg:x1="4.808cm" svg:y1="17.586cm" svg:x2="4.77cm" svg:y2="15.448cm" draw:start-shape="id37" draw:start-glue-point="0" draw:end-shape="id11" draw:end-glue-point="8" svg:d="m4808 17586v-897h-38v-1241" svg:viewBox="0 0 39 2139">
          <text:p/>
        </draw:connector>
        <draw:connector draw:style-name="gr4" draw:text-style-name="P1" draw:layer="layout" draw:line-skew="0.371cm" svg:x1="5.808cm" svg:y1="17.586cm" svg:x2="5.669cm" svg:y2="15.448cm" draw:start-shape="id38" draw:start-glue-point="0" draw:end-shape="id13" draw:end-glue-point="8" svg:d="m5808 17586v-697h-139v-1441" svg:viewBox="0 0 140 2139">
          <text:p/>
        </draw:connector>
        <draw:connector draw:style-name="gr4" draw:text-style-name="P1" draw:layer="layout" draw:line-skew="0.571cm" svg:x1="6.809cm" svg:y1="17.586cm" svg:x2="6.568cm" svg:y2="15.448cm" draw:start-shape="id39" draw:start-glue-point="0" draw:end-shape="id15" draw:end-glue-point="8" svg:d="m6809 17586v-497h-241v-1641" svg:viewBox="0 0 242 2139">
          <text:p/>
        </draw:connector>
        <draw:connector draw:style-name="gr4" draw:text-style-name="P1" draw:layer="layout" svg:x1="7.809cm" svg:y1="17.586cm" svg:x2="7.467cm" svg:y2="15.448cm" draw:start-shape="id40" draw:start-glue-point="0" draw:end-shape="id9" draw:end-glue-point="8" svg:d="m7809 17586v-1068h-342v-1070" svg:viewBox="0 0 343 2139">
          <text:p/>
        </draw:connector>
        <draw:connector draw:style-name="gr4" draw:text-style-name="P1" draw:layer="layout" svg:x1="8.809cm" svg:y1="17.586cm" svg:x2="8.97cm" svg:y2="15.447cm" draw:start-shape="id41" draw:start-glue-point="0" draw:end-shape="id19" draw:end-glue-point="8" svg:d="m8809 17586v-1069h161v-1070" svg:viewBox="0 0 162 2140">
          <text:p/>
        </draw:connector>
        <draw:connector draw:style-name="gr4" draw:text-style-name="P1" draw:layer="layout" svg:x1="9.809cm" svg:y1="17.586cm" svg:x2="9.869cm" svg:y2="15.447cm" draw:start-shape="id42" draw:start-glue-point="0" draw:end-shape="id21" draw:end-glue-point="8" svg:d="m9809 17586v-1069h60v-1070" svg:viewBox="0 0 61 2140">
          <text:p/>
        </draw:connector>
        <draw:connector draw:style-name="gr4" draw:text-style-name="P1" draw:layer="layout" svg:x1="10.809cm" svg:y1="17.586cm" svg:x2="10.768cm" svg:y2="15.447cm" draw:start-shape="id43" draw:start-glue-point="0" draw:end-shape="id23" draw:end-glue-point="8" svg:d="m10809 17586v-1069h-41v-1070" svg:viewBox="0 0 42 2140">
          <text:p/>
        </draw:connector>
        <draw:connector draw:style-name="gr4" draw:text-style-name="P1" draw:layer="layout" svg:x1="11.81cm" svg:y1="17.586cm" svg:x2="11.667cm" svg:y2="15.447cm" draw:start-shape="id44" draw:start-glue-point="0" draw:end-shape="id17" draw:end-glue-point="8" svg:d="m11810 17586v-1069h-143v-1070" svg:viewBox="0 0 144 2140">
          <text:p/>
        </draw:connector>
        <draw:connector draw:style-name="gr4" draw:text-style-name="P1" draw:layer="layout" svg:x1="12.809cm" svg:y1="17.586cm" svg:x2="13.07cm" svg:y2="15.446cm" draw:start-shape="id45" draw:start-glue-point="0" draw:end-shape="id27" draw:end-glue-point="8" svg:d="m12809 17586v-1069h261v-1071" svg:viewBox="0 0 262 2141">
          <text:p/>
        </draw:connector>
        <draw:connector draw:style-name="gr4" draw:text-style-name="P1" draw:layer="layout" svg:x1="13.809cm" svg:y1="17.586cm" svg:x2="13.969cm" svg:y2="15.446cm" draw:start-shape="id46" draw:start-glue-point="0" draw:end-shape="id29" draw:end-glue-point="8" svg:d="m13809 17586v-1069h160v-1071" svg:viewBox="0 0 161 2141">
          <text:p/>
        </draw:connector>
        <draw:connector draw:style-name="gr4" draw:text-style-name="P1" draw:layer="layout" svg:x1="14.81cm" svg:y1="17.586cm" svg:x2="14.868cm" svg:y2="15.446cm" draw:start-shape="id47" draw:start-glue-point="0" draw:end-shape="id31" draw:end-glue-point="8" svg:d="m14810 17586v-1069h58v-1071" svg:viewBox="0 0 59 2141">
          <text:p/>
        </draw:connector>
        <draw:connector draw:style-name="gr4" draw:text-style-name="P1" draw:layer="layout" svg:x1="15.81cm" svg:y1="17.586cm" svg:x2="15.767cm" svg:y2="15.446cm" draw:start-shape="id48" draw:start-glue-point="0" draw:end-shape="id25" draw:end-glue-point="8" svg:d="m15810 17586v-1069h-43v-1071" svg:viewBox="0 0 44 2141">
          <text:p/>
        </draw:connector>
        <draw:custom-shape draw:style-name="gr2" draw:text-style-name="P2" draw:layer="layout" svg:width="2.159cm" svg:height="2.159cm" svg:x="10.384cm" svg:y="6.252cm">
          <text:p text:style-name="P2">Edge</text:p>
          <text:p text:style-name="P2">Filter</text:p>
          <draw:enhanced-geometry svg:viewBox="0 0 21600 21600" draw:text-areas="0 ?f0 ?f5 ?f2" draw:type="right-arrow" draw:modifiers="16218.4804928131 2219.515226848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7.62cm" svg:height="2.159cm" svg:x="1.71cm" svg:y="3.302cm">
          <text:p text:style-name="P1">HSL</text:p>
          <text:p text:style-name="P1">Decomposition</text:p>
          <draw:enhanced-geometry svg:viewBox="0 0 21600 21600" draw:text-areas="?f0 0 ?f2 ?f5" draw:mirror-horizontal="false" draw:mirror-vertical="false" draw:type="down-arrow" draw:modifiers="16571.3338856669 3228.237764072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1" draw:layer="layout" svg:x1="1.499cm" svg:y1="13.233cm" svg:x2="0.94cm" svg:y2="14.798cm" draw:start-shape="id5" draw:start-glue-point="3" draw:end-shape="id3" draw:end-glue-point="11" svg:d="m1499 13233v727h-559v838" svg:viewBox="0 0 560 1566">
          <text:p/>
        </draw:connector>
        <draw:connector draw:style-name="gr3" draw:text-style-name="P1" xml:id="id2" draw:id="id2" draw:layer="layout" svg:x1="1.663cm" svg:y1="6.529cm" svg:x2="0.71cm" svg:y2="12.271cm" svg:d="m1663 6529v2871h-953v2871" svg:viewBox="0 0 954 5743">
          <text:p/>
        </draw:connector>
        <draw:connector draw:style-name="gr4" draw:text-style-name="P1" draw:layer="layout" draw:line-skew="0.042cm" svg:x1="3.097cm" svg:y1="14.798cm" svg:x2="2.738cm" svg:y2="14.798cm" draw:start-shape="id1" draw:start-glue-point="5" draw:end-shape="id7" draw:end-glue-point="11" svg:d="m3097 14798v-570h-359v570" svg:viewBox="0 0 360 5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lio </meta:initial-creator>
    <meta:creation-date>2013-11-13T15:57:37</meta:creation-date>
    <dc:date>2013-11-13T16:46:51</dc:date>
    <dc:creator>helio </dc:creator>
    <meta:editing-duration>PT2M50S</meta:editing-duration>
    <meta:editing-cycles>1</meta:editing-cycles>
    <meta:document-statistic meta:object-count="104"/>
    <meta:generator>LibreOffice/3.5$Linux_x86 LibreOffice_project/350m1$Build-2</meta:generator>
  </office:meta>
</office:document-meta>
</file>